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S9">
          <table:help-message table:display="true"/>
          <table:error-message table:message-type="stop" table:display="true"/>
        </table:content-validation>
        <table:content-validation table:name="val3" table:base-cell-address="Sheet.V9">
          <table:help-message table:display="true"/>
          <table:error-message table:message-type="stop" table:display="true"/>
        </table:content-validation>
        <table:content-validation table:name="val4" table:base-cell-address="Sheet.AI9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6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7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8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8" table:default-cell-style-name="ce3"/>
        <table:table-column table:style-name="co8" table:visibility="collapse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10" table:visibility="collapse" table:default-cell-style-name="ce3"/>
        <table:table-column table:style-name="co10" table:number-columns-repeated="982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: Einsendeschluss 10.06.2016</text:p>
          </table:table-cell>
          <table:covered-table-cell table:number-columns-repeated="2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7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1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 office:value-type="string" calcext:value-type="string">
            <text:p>Bb_k</text:p>
          </table:table-cell>
          <table:table-cell table:style-name="ce4"/>
          <table:table-cell table:style-name="ce4" office:value-type="string" calcext:value-type="string">
            <text:p>Kge_k</text:p>
          </table:table-cell>
          <table:table-cell table:style-name="ce4"/>
          <table:table-cell table:style-name="ce4" office:value-type="string" calcext:value-type="string">
            <text:p>Mal_k</text:p>
          </table:table-cell>
          <table:table-cell table:style-name="ce4" office:value-type="string" calcext:value-type="string">
            <text:p>Pls_k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/>
          <table:table-cell/>
          <table:table-cell table:style-name="ce4" office:value-type="string" calcext:value-type="string">
            <text:p>_V_D</text:p>
          </table:table-cell>
          <table:table-cell table:style-name="ce4" office:value-type="string" calcext:value-type="string">
            <text:p>_GS</text:p>
          </table:table-cell>
          <table:table-cell table:style-name="ce4"/>
          <table:table-cell table:style-name="ce4" office:value-type="string" calcext:value-type="string">
            <text:p>_BB</text:p>
          </table:table-cell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2"/>
          <table:table-cell table:style-name="ce9" office:value-type="string" calcext:value-type="string">
            <text:p>Kunst</text:p>
          </table:table-cell>
          <table:table-cell table:style-name="ce9" office:value-type="string" calcext:value-type="string">
            <text:p>Buchbinden</text:p>
          </table:table-cell>
          <table:table-cell table:style-name="ce9"/>
          <table:table-cell table:style-name="ce9" office:value-type="string" calcext:value-type="string">
            <text:p>Kunstgeschichte</text:p>
          </table:table-cell>
          <table:table-cell table:style-name="ce9"/>
          <table:table-cell table:style-name="ce9" office:value-type="string" calcext:value-type="string">
            <text:p>Malen</text:p>
          </table:table-cell>
          <table:table-cell table:style-name="ce9" office:value-type="string" calcext:value-type="string">
            <text:p>Plastizieren</text:p>
          </table:table-cell>
          <table:table-cell table:style-name="ce9" table:number-columns-repeated="3"/>
          <table:table-cell table:style-name="ce12"/>
          <table:table-cell table:style-name="ce9" office:value-type="string" calcext:value-type="string">
            <text:p>Eurythmie</text:p>
          </table:table-cell>
          <table:table-cell table:style-name="ce12"/>
          <table:table-cell table:style-name="ce18" office:value-type="string" calcext:value-type="string">
            <text:p>Φ Alle Fächer</text:p>
          </table:table-cell>
          <table:table-cell table:style-name="ce18"/>
          <table:table-cell table:style-name="ce12"/>
          <table:table-cell table:style-name="ce9" office:value-type="string" calcext:value-type="string">
            <text:p>Versetzung (Quali)</text:p>
          </table:table-cell>
          <table:table-cell table:style-name="ce9" office:value-type="string" calcext:value-type="string">
            <text:p>Gleichstellungs-vermerk</text:p>
          </table:table-cell>
          <table:table-cell table:style-name="ce9"/>
          <table:table-cell table:style-name="ce9" office:value-type="string" calcext:value-type="string">
            <text:p>„Blauer Brief“</text:p>
          </table:table-cell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3"/>
          <table:table-cell table:style-name="ce15" table:number-columns-repeated="9"/>
          <table:table-cell/>
          <table:table-cell table:style-name="ce16"/>
          <table:table-cell table:number-columns-repeated="4"/>
          <table:table-cell table:style-name="ce22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8" office:value-type="string" calcext:value-type="string">
            <text:p>Anna Amund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6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4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92" calcext:value-type="float">
            <text:p>2,92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8" office:value-type="string" calcext:value-type="string">
            <text:p>Bettina Blumig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3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3.17" calcext:value-type="float">
            <text:p>3,17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2.67" calcext:value-type="float">
            <text:p>2,67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8" office:value-type="string" calcext:value-type="string">
            <text:p>Carsten Christian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2.23" calcext:value-type="float">
            <text:p>2,23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1.67" calcext:value-type="float">
            <text:p>1,67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8" office:value-type="string" calcext:value-type="string">
            <text:p>Daniel Donau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number-columns-repeated="3"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2:.AE12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4" table:number-matrix-columns-spanned="1" table:number-matrix-rows-spanned="1" table:formula="of:=ROUND(AVERAGE(IFERROR(NUMBERVALUE(SUBSTITUTE(SUBSTITUTE([.E12:.V12];&quot;-&quot;;&quot;&quot;);&quot;+&quot;;&quot;&quot;));&quot;&quot;));2)" office:value-type="float" office:value="2.69" calcext:value-type="float">
            <text:p>2,69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2:.G12];&quot;-&quot;;&quot;&quot;);&quot;+&quot;;&quot;&quot;));&quot;&quot;));2)" office:value-type="float" office:value="3" calcext:value-type="float">
            <text:p>3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5</text:p>
          </table:table-cell>
          <table:table-cell table:style-name="ce8" office:value-type="string" calcext:value-type="string">
            <text:p>Ernst Passau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4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3:.AE13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3:.V13];&quot;-&quot;;&quot;&quot;);&quot;+&quot;;&quot;&quot;));&quot;&quot;));2)" office:value-type="float" office:value="2.08" calcext:value-type="float">
            <text:p>2,08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3:.G13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6</text:p>
          </table:table-cell>
          <table:table-cell table:style-name="ce8" office:value-type="string" calcext:value-type="string">
            <text:p>Ida Rathenau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4:.AE14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number-columns-repeated="3" table:style-name="ce10" table:content-validation-name="val1" office:value-type="string" calcext:value-type="string">
            <text:p>1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3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4:.V14];&quot;-&quot;;&quot;&quot;);&quot;+&quot;;&quot;&quot;));&quot;&quot;));2)" office:value-type="float" office:value="2.92" calcext:value-type="float">
            <text:p>2,92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4:.G14];&quot;-&quot;;&quot;&quot;);&quot;+&quot;;&quot;&quot;));&quot;&quot;));2)" office:value-type="float" office:value="3.33" calcext:value-type="float">
            <text:p>3,33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953</text:p>
          </table:table-cell>
          <table:table-cell table:style-name="ce8" office:value-type="string" calcext:value-type="string">
            <text:p>Martin Starke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5:.AE15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4" table:number-matrix-columns-spanned="1" table:number-matrix-rows-spanned="1" table:formula="of:=ROUND(AVERAGE(IFERROR(NUMBERVALUE(SUBSTITUTE(SUBSTITUTE([.E15:.V15];&quot;-&quot;;&quot;&quot;);&quot;+&quot;;&quot;&quot;));&quot;&quot;));2)" office:value-type="float" office:value="2.69" calcext:value-type="float">
            <text:p>2,69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5:.G15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852</text:p>
          </table:table-cell>
          <table:table-cell table:style-name="ce8" office:value-type="string" calcext:value-type="string">
            <text:p>Susanne Streng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6:.AE16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number-columns-repeated="4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6:.V16];&quot;-&quot;;&quot;&quot;);&quot;+&quot;;&quot;&quot;));&quot;&quot;));2)" office:value-type="float" office:value="3.15" calcext:value-type="float">
            <text:p>3,15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6:.G16];&quot;-&quot;;&quot;&quot;);&quot;+&quot;;&quot;&quot;));&quot;&quot;));2)" office:value-type="float" office:value="4" calcext:value-type="float">
            <text:p>4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6" table:number-rows-repeated="1048484">
          <table:table-cell table:number-columns-repeated="1024"/>
        </table:table-row>
        <table:table-row table:style-name="ro7" table:number-rows-repeated="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1T06:01:13.158756133</dc:date>
    <meta:editing-cycles>43</meta:editing-cycles>
    <meta:editing-duration>PT2M52S</meta:editing-duration>
    <meta:generator>LibreOffice/6.1.5.2$Linux_X86_64 LibreOffice_project/10$Build-2</meta:generator>
    <meta:document-statistic meta:table-count="1" meta:cell-count="258" meta:object-count="0"/>
    <meta:user-defined meta:name="AppVersion">3.0</meta:user-defined>
  </office:meta>
</office:document-meta>
</file>